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55cm" fo:min-width="5.7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5.55cm" fo:min-width="5.5cm"/>
    </style:style>
    <style:style style:name="gr5" style:family="graphic" style:parent-style-name="standard">
      <style:graphic-properties draw:stroke="none" svg:stroke-color="#000000" draw:fill="solid" draw:fill-color="#ff33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425cm" fo:min-width="1.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35cm" fo:min-width="2.07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4.7cm"/>
    </style:style>
    <style:style style:name="gr11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4.55cm" fo:min-width="4.7cm"/>
    </style:style>
    <style:style style:name="gr15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2.75cm" fo:min-width="0cm"/>
    </style:style>
    <style:style style:name="gr16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2.823cm" fo:min-width="0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33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3333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solid" draw:fill-color="#b2b2b2"/>
      <style:text-properties fo:font-size="12pt" style:font-size-asian="12pt" style:font-size-complex="12pt"/>
    </style:style>
    <style:style style:name="P11" style:family="paragraph">
      <loext:graphic-properties draw:fill="solid" draw:fill-color="#eeeeee"/>
      <style:text-properties fo:font-size="12pt" style:font-size-asian="12pt" style:font-size-complex="12pt"/>
    </style:style>
    <style:style style:name="P12" style:family="paragraph">
      <loext:graphic-properties draw:fill="solid" draw:fill-color="#ffffff"/>
      <style:text-properties fo:font-size="10pt" style:font-size-asian="10pt" style:font-size-complex="10pt"/>
    </style:style>
    <style:style style:name="P13" style:family="paragraph">
      <loext:graphic-properties draw:fill="solid" draw:fill-color="#ff0000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00"/>
      <style:text-properties fo:font-size="12pt" style:font-size-asian="12pt" style:font-size-complex="12pt"/>
    </style:style>
    <style:style style:name="P16" style:family="paragraph">
      <loext:graphic-properties draw:fill="solid" draw:fill-color="#00ffff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00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b2b2b2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9999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2cm" svg:height="5.8cm" svg:x="4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0.725cm" svg:x="4cm" svg:y="3.2cm">
          <draw:text-box>
            <text:p text:style-name="P2"><text:span text:style-name="T1">Group</text:span></text:p>
          </draw:text-box>
        </draw:frame>
        <draw:frame draw:style-name="gr3" draw:text-style-name="P4" draw:layer="layout" svg:width="4.511cm" svg:height="1.673cm" svg:x="4cm" svg:y="5.927cm">
          <draw:text-box>
            <text:p><text:span text:style-name="T2">Cloud <text:s text:c="3"/>VMs <text:s text:c="3"/>Jobs</text:span></text:p>
            <text:p><text:span text:style-name="T3">Beaver <text:s text:c="6"/>9 <text:s text:c="7"/>26</text:span></text:p>
            <text:p><text:span text:style-name="T3">CC-West <text:s/>30 <text:s text:c="5"/>100</text:span></text:p>
          </draw:text-box>
        </draw:frame>
        <draw:custom-shape draw:style-name="gr4" draw:text-style-name="P1" xml:id="id2" draw:id="id2" draw:layer="layout" svg:width="6cm" svg:height="5.8cm" svg:x="15.6cm" svg:y="0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72cm" svg:height="0.725cm" svg:x="7.628cm" svg:y="3.275cm">
          <draw:text-box>
            <text:p text:style-name="P2"><text:span text:style-name="T1">Add cloud</text:span></text:p>
          </draw:text-box>
        </draw:frame>
        <draw:custom-shape draw:style-name="gr6" draw:text-style-name="P6" draw:layer="layout" svg:width="2cm" svg:height="1.675cm" svg:x="4cm" svg:y="3.925cm">
          <text:p text:style-name="P1"><text:span text:style-name="T4">Testing</text:span></text:p>
          <text:p text:style-name="P1"><text:span text:style-name="T4">Atlas</text:span></text:p>
          <text:p text:style-name="P1"><text:span text:style-name="T4">Bell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2.572cm" svg:height="0.6cm" svg:x="7.628cm" svg:y="4cm">
          <text:p text:style-name="P7"><text:span text:style-name="T1">Admi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2cm" svg:y1="4.3cm" svg:x2="15.6cm" svg:y2="3.3cm" draw:start-shape="id1" draw:start-glue-point="1" draw:end-shape="id2" draw:end-glue-point="3" svg:d="M10200 4300h2700v-1000h2700" svg:viewBox="0 0 5401 1001">
          <text:p/>
        </draw:connector>
        <draw:frame draw:style-name="gr9" draw:text-style-name="P10" xml:id="id3" draw:id="id3" draw:layer="layout" svg:width="3.194cm" svg:height="0.725cm" svg:x="15.845cm" svg:y="0.8cm">
          <draw:text-box>
            <text:p text:style-name="P9"><text:span text:style-name="T3">Manage users</text:span></text:p>
          </draw:text-box>
        </draw:frame>
        <draw:custom-shape draw:style-name="gr10" draw:text-style-name="P1" xml:id="id4" draw:id="id4" draw:layer="layout" svg:width="5.2cm" svg:height="5cm" svg:x="22.4cm" svg:y="0.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1.081cm" svg:x1="19.039cm" svg:y1="1.162cm" svg:x2="22.4cm" svg:y2="2.6cm" draw:start-shape="id3" draw:start-glue-point="1" draw:end-shape="id4" svg:d="M19039 1162h2761v1438h600" svg:viewBox="0 0 3362 1439">
          <text:p/>
        </draw:connector>
        <draw:frame draw:style-name="gr11" draw:text-style-name="P11" draw:layer="layout" svg:width="5.269cm" svg:height="0.725cm" svg:x="22.429cm" svg:y="0.375cm">
          <draw:text-box>
            <text:p text:style-name="P9"><text:span text:style-name="T3">User – pass </text:span><text:span text:style-name="T3">- cert – role <text:s/></text:span></text:p>
          </draw:text-box>
        </draw:frame>
        <draw:frame draw:style-name="gr12" draw:text-style-name="P12" draw:layer="layout" svg:width="5.171cm" svg:height="1.039cm" svg:x="22.429cm" svg:y="1.1cm">
          <draw:text-box>
            <text:p><text:span text:style-name="T4">Kevin <text:s text:c="3"/>blah <text:s text:c="4"/>blah <text:s text:c="3"/>admin</text:span></text:p>
            <text:p><text:span text:style-name="T4">Colson <text:s/>blah <text:s text:c="4"/>blah <text:s text:c="3"/>admin</text:span></text:p>
          </draw:text-box>
        </draw:frame>
        <draw:frame draw:style-name="gr13" draw:text-style-name="P13" xml:id="id5" draw:id="id5" draw:layer="layout" svg:width="3.457cm" svg:height="0.725cm" svg:x="15.8cm" svg:y="1.675cm">
          <draw:text-box>
            <text:p><text:span text:style-name="T3">Manage groups</text:span></text:p>
          </draw:text-box>
        </draw:frame>
        <draw:custom-shape draw:style-name="gr14" draw:text-style-name="P1" xml:id="id6" draw:id="id6" draw:layer="layout" svg:width="5.2cm" svg:height="4.8cm" svg:x="22.2cm" svg:y="5.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572cm" svg:x1="19.257cm" svg:y1="2.037cm" svg:x2="22.2cm" svg:y2="8.2cm" draw:start-shape="id5" draw:start-glue-point="1" draw:end-shape="id6" svg:d="M19257 2037h2043v6163h900" svg:viewBox="0 0 2944 6164">
          <text:p/>
        </draw:connector>
        <draw:frame draw:style-name="gr3" draw:text-style-name="P14" draw:layer="layout" svg:width="2.263cm" svg:height="0.962cm" svg:x="22.4cm" svg:y="5.638cm">
          <draw:text-box>
            <text:p>Group</text:p>
          </draw:text-box>
        </draw:frame>
        <draw:frame draw:style-name="gr15" draw:text-style-name="P15" xml:id="id7" draw:id="id7" draw:layer="layout" svg:width="1.871cm" svg:height="3cm" svg:x="22.329cm" svg:y="7.5cm">
          <draw:text-box>
            <text:p text:style-name="P9"><text:span text:style-name="T5">In</text:span></text:p>
            <text:p text:style-name="P9"><text:span text:style-name="T3">Kevin</text:span></text:p>
            <text:p text:style-name="P9"><text:span text:style-name="T3">Colson</text:span></text:p>
          </draw:text-box>
        </draw:frame>
        <draw:frame draw:style-name="gr16" draw:text-style-name="P16" xml:id="id8" draw:id="id8" draw:layer="layout" svg:width="1.867cm" svg:height="3.073cm" svg:x="25.433cm" svg:y="7.427cm">
          <draw:text-box>
            <text:p text:style-name="P9"><text:span text:style-name="T6">Out</text:span></text:p>
            <text:p text:style-name="P9"><text:span text:style-name="T3">Colin</text:span></text:p>
            <text:p text:style-name="P9"><text:span text:style-name="T3">Mike</text:span></text:p>
          </draw:text-box>
        </draw:frame>
        <draw:connector draw:style-name="gr17" draw:text-style-name="P17" draw:layer="layout" draw:type="lines" svg:x1="24.2cm" svg:y1="9cm" svg:x2="25.433cm" svg:y2="8.963cm" draw:start-shape="id7" draw:start-glue-point="1" draw:end-shape="id8" svg:d="M24200 9000h500l233-37h500" svg:viewBox="0 0 1234 38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1:01:55.290444213</meta:creation-date>
    <dc:date>2018-01-11T12:08:08.600157742</dc:date>
    <meta:editing-duration>PT5M2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